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3649281574978" calcext:value-type="float">
            <text:p>99,36</text:p>
          </table:table-cell>
          <table:table-cell table:style-name="ce3" table:formula="of:=([.F2]/12597)*100" office:value-type="float" office:value="0.635071842502183" calcext:value-type="float">
            <text:p>0,64</text:p>
          </table:table-cell>
          <table:table-cell office:value-type="float" office:value="3157" calcext:value-type="float">
            <text:p>3157</text:p>
          </table:table-cell>
          <table:table-cell table:style-name="ce4" table:formula="of:=[.E18]+[.H18]" office:value-type="float" office:value="12517" calcext:value-type="float">
            <text:p>12517</text:p>
          </table:table-cell>
          <table:table-cell table:formula="of:=12597-[.E2]" office:value-type="float" office:value="80" calcext:value-type="float">
            <text:p>80</text:p>
          </table:table-cell>
          <table:table-cell office:value-type="float" office:value="154.8950212" calcext:value-type="float">
            <text:p>154,8950212</text:p>
          </table:table-cell>
          <table:table-cell office:value-type="float" office:value="5.84434294701" calcext:value-type="float">
            <text:p>5,84434294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5383821544812" calcext:value-type="float">
            <text:p>94,54</text:p>
          </table:table-cell>
          <table:table-cell table:style-name="ce3" table:formula="of:=([.F3]/12597)*100" office:value-type="float" office:value="5.46161784551877" calcext:value-type="float">
            <text:p>5,46</text:p>
          </table:table-cell>
          <table:table-cell office:value-type="float" office:value="3255" calcext:value-type="float">
            <text:p>3255</text:p>
          </table:table-cell>
          <table:table-cell table:style-name="ce4" table:formula="of:=[.E19]+[.H19]" office:value-type="float" office:value="11909" calcext:value-type="float">
            <text:p>11909</text:p>
          </table:table-cell>
          <table:table-cell table:formula="of:=12597-[.E3]" office:value-type="float" office:value="688" calcext:value-type="float">
            <text:p>688</text:p>
          </table:table-cell>
          <table:table-cell office:value-type="float" office:value="153.112812042" calcext:value-type="float">
            <text:p>153,112812042</text:p>
          </table:table-cell>
          <table:table-cell office:value-type="float" office:value="6.01991486549" calcext:value-type="float">
            <text:p>6,019914865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348336905612" calcext:value-type="float">
            <text:p>99,63</text:p>
          </table:table-cell>
          <table:table-cell table:style-name="ce3" table:formula="of:=([.F4]/12597)*100" office:value-type="float" office:value="0.365166309438755" calcext:value-type="float">
            <text:p>0,37</text:p>
          </table:table-cell>
          <table:table-cell office:value-type="float" office:value="5941" calcext:value-type="float">
            <text:p>5941</text:p>
          </table:table-cell>
          <table:table-cell table:style-name="ce4" table:formula="of:=[.E20]+[.H20]" office:value-type="float" office:value="12551" calcext:value-type="float">
            <text:p>12551</text:p>
          </table:table-cell>
          <table:table-cell table:formula="of:=12597-[.E4]" office:value-type="float" office:value="46" calcext:value-type="float">
            <text:p>46</text:p>
          </table:table-cell>
          <table:table-cell office:value-type="float" office:value="150.369240999" calcext:value-type="float">
            <text:p>150,369240999</text:p>
          </table:table-cell>
          <table:table-cell office:value-type="float" office:value="10.8840141296" calcext:value-type="float">
            <text:p>10,88401412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5554497102485" calcext:value-type="float">
            <text:p>99,56</text:p>
          </table:table-cell>
          <table:table-cell table:style-name="ce3" table:formula="of:=([.F5]/12597)*100" office:value-type="float" office:value="0.444550289751528" calcext:value-type="float">
            <text:p>0,44</text:p>
          </table:table-cell>
          <table:table-cell office:value-type="float" office:value="3102" calcext:value-type="float">
            <text:p>3102</text:p>
          </table:table-cell>
          <table:table-cell table:style-name="ce4" table:formula="of:=[.E21]+[.H21]" office:value-type="float" office:value="12541" calcext:value-type="float">
            <text:p>12541</text:p>
          </table:table-cell>
          <table:table-cell table:formula="of:=12597-[.E5]" office:value-type="float" office:value="56" calcext:value-type="float">
            <text:p>56</text:p>
          </table:table-cell>
          <table:table-cell office:value-type="float" office:value="197.373327017" calcext:value-type="float">
            <text:p>197,373327017</text:p>
          </table:table-cell>
          <table:table-cell office:value-type="float" office:value="5.76386713982" calcext:value-type="float">
            <text:p>5,763867139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7457331110582" calcext:value-type="float">
            <text:p>98,75</text:p>
          </table:table-cell>
          <table:table-cell table:style-name="ce3" table:formula="of:=([.F6]/12597)*100" office:value-type="float" office:value="1.25426688894181" calcext:value-type="float">
            <text:p>1,25</text:p>
          </table:table-cell>
          <table:table-cell office:value-type="float" office:value="3376" calcext:value-type="float">
            <text:p>3376</text:p>
          </table:table-cell>
          <table:table-cell table:style-name="ce4" table:formula="of:=[.E22]+[.H22]" office:value-type="float" office:value="12439" calcext:value-type="float">
            <text:p>12439</text:p>
          </table:table-cell>
          <table:table-cell table:formula="of:=12597-[.E6]" office:value-type="float" office:value="158" calcext:value-type="float">
            <text:p>158</text:p>
          </table:table-cell>
          <table:table-cell office:value-type="float" office:value="148.034065962" calcext:value-type="float">
            <text:p>148,034065962</text:p>
          </table:table-cell>
          <table:table-cell office:value-type="float" office:value="6.25623297691" calcext:value-type="float">
            <text:p>6,256232976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5790267524014" calcext:value-type="float">
            <text:p>98,58</text:p>
          </table:table-cell>
          <table:table-cell table:style-name="ce3" table:formula="of:=([.F7]/12597)*100" office:value-type="float" office:value="1.42097324759863" calcext:value-type="float">
            <text:p>1,42</text:p>
          </table:table-cell>
          <table:table-cell office:value-type="float" office:value="3338" calcext:value-type="float">
            <text:p>3338</text:p>
          </table:table-cell>
          <table:table-cell table:style-name="ce4" table:formula="of:=[.E23]+[.H23]" office:value-type="float" office:value="12418" calcext:value-type="float">
            <text:p>12418</text:p>
          </table:table-cell>
          <table:table-cell table:formula="of:=12597-[.E7]" office:value-type="float" office:value="179" calcext:value-type="float">
            <text:p>179</text:p>
          </table:table-cell>
          <table:table-cell office:value-type="float" office:value="273.600659847" calcext:value-type="float">
            <text:p>273,600659847</text:p>
          </table:table-cell>
          <table:table-cell office:value-type="float" office:value="6.18118286133" calcext:value-type="float">
            <text:p>6,181182861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6504723346829" calcext:value-type="float">
            <text:p>98,65</text:p>
          </table:table-cell>
          <table:table-cell table:style-name="ce3" table:formula="of:=([.F8]/12597)*100" office:value-type="float" office:value="1.34952766531714" calcext:value-type="float">
            <text:p>1,35</text:p>
          </table:table-cell>
          <table:table-cell office:value-type="float" office:value="3156" calcext:value-type="float">
            <text:p>3156</text:p>
          </table:table-cell>
          <table:table-cell table:style-name="ce4" table:formula="of:=[.E24]+[.H24]" office:value-type="float" office:value="12427" calcext:value-type="float">
            <text:p>12427</text:p>
          </table:table-cell>
          <table:table-cell table:formula="of:=12597-[.E8]" office:value-type="float" office:value="170" calcext:value-type="float">
            <text:p>170</text:p>
          </table:table-cell>
          <table:table-cell office:value-type="float" office:value="210.186304092" calcext:value-type="float">
            <text:p>210,186304092</text:p>
          </table:table-cell>
          <table:table-cell office:value-type="float" office:value="5.86264395714" calcext:value-type="float">
            <text:p>5,862643957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3252361673414" calcext:value-type="float">
            <text:p>99,33</text:p>
          </table:table-cell>
          <table:table-cell table:style-name="ce3" table:formula="of:=([.F9]/12597)*100" office:value-type="float" office:value="0.67476383265857" calcext:value-type="float">
            <text:p>0,67</text:p>
          </table:table-cell>
          <table:table-cell office:value-type="float" office:value="3384" calcext:value-type="float">
            <text:p>3384</text:p>
          </table:table-cell>
          <table:table-cell table:style-name="ce4" table:formula="of:=[.E25]+[.H25]" office:value-type="float" office:value="12512" calcext:value-type="float">
            <text:p>12512</text:p>
          </table:table-cell>
          <table:table-cell table:formula="of:=12597-[.E9]" office:value-type="float" office:value="85" calcext:value-type="float">
            <text:p>85</text:p>
          </table:table-cell>
          <table:table-cell office:value-type="float" office:value="197.205821991" calcext:value-type="float">
            <text:p>197,205821991</text:p>
          </table:table-cell>
          <table:table-cell office:value-type="float" office:value="6.31161403656" calcext:value-type="float">
            <text:p>6,311614036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030800984361" calcext:value-type="float">
            <text:p>99,60</text:p>
          </table:table-cell>
          <table:table-cell table:style-name="ce3" table:formula="of:=([.F10]/12597)*100" office:value-type="float" office:value="0.396919901563864" calcext:value-type="float">
            <text:p>0,40</text:p>
          </table:table-cell>
          <table:table-cell office:value-type="float" office:value="3229" calcext:value-type="float">
            <text:p>3229</text:p>
          </table:table-cell>
          <table:table-cell table:style-name="ce4" table:formula="of:=[.E26]+[.H26]" office:value-type="float" office:value="12547" calcext:value-type="float">
            <text:p>12547</text:p>
          </table:table-cell>
          <table:table-cell table:formula="of:=12597-[.E10]" office:value-type="float" office:value="50" calcext:value-type="float">
            <text:p>50</text:p>
          </table:table-cell>
          <table:table-cell office:value-type="float" office:value="142.842118025" calcext:value-type="float">
            <text:p>142,842118025</text:p>
          </table:table-cell>
          <table:table-cell office:value-type="float" office:value="6.01151895523" calcext:value-type="float">
            <text:p>6,011518955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14217670874" calcext:value-type="float">
            <text:p>99,71</text:p>
          </table:table-cell>
          <table:table-cell table:style-name="ce3" table:formula="of:=([.F11]/12597)*100" office:value-type="float" office:value="0.285782329125982" calcext:value-type="float">
            <text:p>0,29</text:p>
          </table:table-cell>
          <table:table-cell office:value-type="float" office:value="3492" calcext:value-type="float">
            <text:p>3492</text:p>
          </table:table-cell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339.929095984" calcext:value-type="float">
            <text:p>339,929095984</text:p>
          </table:table-cell>
          <table:table-cell office:value-type="float" office:value="6.4713010788" calcext:value-type="float">
            <text:p>6,471301078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7711359847583" calcext:value-type="float">
            <text:p>98,7711359848</text:p>
          </table:table-cell>
          <table:table-cell table:formula="of:=AVERAGE([.C2:.C11])" office:value-type="float" office:value="1.22886401524172" calcext:value-type="float">
            <text:p>1,2288640152</text:p>
          </table:table-cell>
          <table:table-cell table:formula="of:=SUM([.D2:.D11])/10" office:value-type="float" office:value="3543" calcext:value-type="float">
            <text:p>3543</text:p>
          </table:table-cell>
          <table:table-cell table:formula="of:=AVERAGE([.E2:.E11])" office:value-type="float" office:value="12442.2" calcext:value-type="float">
            <text:p>12442,2</text:p>
          </table:table-cell>
          <table:table-cell table:formula="of:=AVERAGE([.F2:.F11])" office:value-type="float" office:value="154.8" calcext:value-type="float">
            <text:p>154,8</text:p>
          </table:table-cell>
          <table:table-cell table:formula="of:=SUM([.G2:.G11])/10" office:value-type="float" office:value="196.7548467159" calcext:value-type="float">
            <text:p>196,7548467159</text:p>
          </table:table-cell>
          <table:table-cell table:formula="of:=SUM([.H2:.H11])/10" office:value-type="float" office:value="6.560663294789" calcext:value-type="float">
            <text:p>6,560663294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81257442248154" calcext:value-type="float">
            <text:p>0,281257442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5.4" calcext:value-type="float">
            <text:p>5785,4</text:p>
          </table:table-cell>
          <table:table-cell table:formula="of:=AVERAGE([.G18:.G27])" office:value-type="float" office:value="77.3" calcext:value-type="float">
            <text:p>77,3</text:p>
          </table:table-cell>
          <table:table-cell/>
          <table:table-cell office:value-type="float" office:value="5793" calcext:value-type="float">
            <text:p>5793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12597-SUM([.E18:.G18])" office:value-type="float" office:value="6724" calcext:value-type="float">
            <text:p>672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77.5" calcext:value-type="float">
            <text:p>77,5</text:p>
          </table:table-cell>
          <table:table-cell table:formula="of:=AVERAGE([.H18:.H27])" office:value-type="float" office:value="6656.8" calcext:value-type="float">
            <text:p>6656,8</text:p>
          </table:table-cell>
          <table:table-cell/>
          <table:table-cell office:value-type="float" office:value="5929" calcext:value-type="float">
            <text:p>5929</text:p>
          </table:table-cell>
          <table:table-cell office:value-type="float" office:value="648" calcext:value-type="float">
            <text:p>648</text:p>
          </table:table-cell>
          <table:table-cell office:value-type="float" office:value="40" calcext:value-type="float">
            <text:p>40</text:p>
          </table:table-cell>
          <table:table-cell table:formula="of:=12597-SUM([.E19:.G19])" office:value-type="float" office:value="5980" calcext:value-type="float">
            <text:p>598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8" calcext:value-type="float">
            <text:p>577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12597-SUM([.E20:.G20])" office:value-type="float" office:value="6773" calcext:value-type="float">
            <text:p>677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5.4" calcext:value-type="float">
            <text:p>5785,4</text:p>
          </table:table-cell>
          <table:table-cell table:number-columns-repeated="2"/>
          <table:table-cell office:value-type="float" office:value="5772" calcext:value-type="float">
            <text:p>577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12597-SUM([.E21:.G21])" office:value-type="float" office:value="6769" calcext:value-type="float">
            <text:p>676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77.5" calcext:value-type="float">
            <text:p>77,5</text:p>
          </table:table-cell>
          <table:table-cell table:number-columns-repeated="2"/>
          <table:table-cell office:value-type="float" office:value="5710" calcext:value-type="float">
            <text:p>5710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formula="of:=12597-SUM([.E22:.G22])" office:value-type="float" office:value="6729" calcext:value-type="float">
            <text:p>672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7.3" calcext:value-type="float">
            <text:p>77,3</text:p>
          </table:table-cell>
          <table:table-cell table:number-columns-repeated="2"/>
          <table:table-cell office:value-type="float" office:value="5654" calcext:value-type="float">
            <text:p>5654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table:formula="of:=12597-SUM([.E23:.G23])" office:value-type="float" office:value="6764" calcext:value-type="float">
            <text:p>676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6.8" calcext:value-type="float">
            <text:p>6656,8</text:p>
          </table:table-cell>
          <table:table-cell table:number-columns-repeated="2"/>
          <table:table-cell office:value-type="float" office:value="5736" calcext:value-type="float">
            <text:p>5736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table:formula="of:=12597-SUM([.E24:.G24])" office:value-type="float" office:value="6691" calcext:value-type="float">
            <text:p>669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table:formula="of:=12597-SUM([.E25:.G25])" office:value-type="float" office:value="6736" calcext:value-type="float">
            <text:p>673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2" calcext:value-type="float">
            <text:p>588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12597-SUM([.E26:.G26])" office:value-type="float" office:value="6665" calcext:value-type="float">
            <text:p>666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4" calcext:value-type="float">
            <text:p>58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12597-SUM([.E27:.G27])" office:value-type="float" office:value="6737" calcext:value-type="float">
            <text:p>673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7711359847583" calcext:value-type="float">
            <text:p>0,9877113598</text:p>
          </table:table-cell>
          <table:table-cell table:number-columns-repeated="2"/>
          <table:table-cell table:formula="of:=SUM([.E18:.E27])/10" office:value-type="float" office:value="5785.4" calcext:value-type="float">
            <text:p>5785,4</text:p>
          </table:table-cell>
          <table:table-cell table:formula="of:=SUM([.F18:.F27])/10" office:value-type="float" office:value="77.5" calcext:value-type="float">
            <text:p>77,5</text:p>
          </table:table-cell>
          <table:table-cell table:formula="of:=SUM([.G18:.G27])/10" office:value-type="float" office:value="77.3" calcext:value-type="float">
            <text:p>77,3</text:p>
          </table:table-cell>
          <table:table-cell table:formula="of:=SUM([.H18:.H27])/10" office:value-type="float" office:value="6656.8" calcext:value-type="float">
            <text:p>6656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22886401524172" calcext:value-type="float">
            <text:p>0,0122886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6814948743753" calcext:value-type="float">
            <text:p>0,9868149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8491751184236" calcext:value-type="float">
            <text:p>0,988491751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3:10:01.4678750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5M29S</meta:editing-duration>
    <meta:editing-cycles>12</meta:editing-cycles>
    <meta:generator>LibreOffice/5.1.6.2$Linux_X86_64 LibreOffice_project/10m0$Build-2</meta:generator>
    <dc:date>2018-01-21T23:11:56.934430020</dc:date>
    <meta:document-statistic meta:table-count="1" meta:cell-count="177" meta:object-count="0"/>
  </office:meta>
</office:document-meta>
</file>